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1.001cm" fo:margin-left="0cm" fo:margin-top="0cm" fo:margin-bottom="0cm" table:align="left" style:writing-mode="page"/>
    </style:style>
    <style:style style:name="Tableau1.A" style:family="table-column">
      <style:table-column-properties style:column-width="6.35cm"/>
    </style:style>
    <style:style style:name="Tableau1.B" style:family="table-column">
      <style:table-column-properties style:column-width="14.65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1a2a4a" fo:padding-left="0.706cm" fo:padding-right="0.529cm" fo:padding-top="0.882cm" fo:padding-bottom="0.882cm" fo:border="none">
        <style:background-image/>
      </style:table-cell-properties>
    </style:style>
    <style:style style:name="Tableau1.B1" style:family="table-cell">
      <style:table-cell-properties style:vertical-align="" fo:background-color="#ffffff" fo:padding-left="0.882cm" fo:padding-right="1.058cm" fo:padding-top="0.882cm" fo:padding-bottom="0.882cm" fo:border="none">
        <style:background-image/>
      </style:table-cell-properties>
    </style:style>
    <style:style style:name="P1" style:family="paragraph" style:parent-style-name="Standard">
      <style:paragraph-properties fo:margin-top="0.141cm" fo:margin-bottom="0cm" style:contextual-spacing="false"/>
      <style:text-properties fo:color="#ffffff" loext:opacity="100%" style:font-name="Calibri" fo:font-size="23pt" fo:font-weight="bold" style:font-name-asian="Calibri1" style:font-size-asian="23pt" style:font-weight-asian="bold" style:font-name-complex="Calibri1" style:font-size-complex="23pt" style:font-weight-complex="bold"/>
    </style:style>
    <style:style style:name="P2" style:family="paragraph" style:parent-style-name="Standard">
      <style:paragraph-properties fo:margin-top="0cm" fo:margin-bottom="0cm" style:contextual-spacing="false"/>
      <style:text-properties fo:color="#d94f2b" loext:opacity="100%" style:font-name="Calibri" fo:font-size="23pt" fo:font-weight="bold" style:font-name-asian="Calibri1" style:font-size-asian="23pt" style:font-weight-asian="bold" style:font-name-complex="Calibri1" style:font-size-complex="23pt" style:font-weight-complex="bold"/>
    </style:style>
    <style:style style:name="P3" style:family="paragraph" style:parent-style-name="Standard">
      <style:paragraph-properties fo:margin-top="0.106cm" fo:margin-bottom="0.353cm" style:contextual-spacing="false"/>
      <style:text-properties fo:color="#aaaacc" loext:opacity="100%" style:font-name="Calibri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P4" style:family="paragraph" style:parent-style-name="Standard">
      <style:paragraph-properties fo:margin-top="0.423cm" fo:margin-bottom="0.141cm" style:contextual-spacing="false"/>
      <style:text-properties fo:text-transform="uppercase" fo:color="#d94f2b" loext:opacity="10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paragraph-properties fo:margin-top="0cm" fo:margin-bottom="0.212cm" style:contextual-spacing="false" fo:padding="0cm" fo:border-left="none" fo:border-right="none" fo:border-top="none" fo:border-bottom="0.51pt solid #d94f2b"/>
    </style:style>
    <style:style style:name="P6" style:family="paragraph" style:parent-style-name="Standard">
      <style:paragraph-properties fo:margin-top="0.071cm" fo:margin-bottom="0.071cm" style:contextual-spacing="false"/>
      <style:text-properties fo:color="#ffffff" loext:opacity="100%" style:font-name="Calibri" fo:font-size="9.5pt" fo:font-weight="normal" style:font-name-asian="Calibri1" style:font-size-asian="9.5pt" style:font-weight-asian="normal" style:font-name-complex="Calibri1" style:font-size-complex="9.5pt" style:font-weight-complex="normal"/>
    </style:style>
    <style:style style:name="P7" style:family="paragraph" style:parent-style-name="Standard">
      <style:paragraph-properties fo:margin-top="0.071cm" fo:margin-bottom="0.071cm" style:contextual-spacing="false"/>
    </style:style>
    <style:style style:name="P8" style:family="paragraph" style:parent-style-name="Standard">
      <style:paragraph-properties fo:margin-top="0.106cm" fo:margin-bottom="0.053cm" style:contextual-spacing="false"/>
      <style:text-properties fo:color="#aaaacc" loext:opacity="100%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P9" style:family="paragraph" style:parent-style-name="Standard">
      <style:paragraph-properties fo:margin-top="0.106cm" fo:margin-bottom="0.035cm" style:contextual-spacing="false"/>
    </style:style>
    <style:style style:name="P10" style:family="paragraph" style:parent-style-name="Standard">
      <style:paragraph-properties fo:margin-top="0.106cm" fo:margin-bottom="0.035cm" style:contextual-spacing="false"/>
      <style:text-properties officeooo:paragraph-rsid="001147a0"/>
    </style:style>
    <style:style style:name="P11" style:family="paragraph" style:parent-style-name="Standard">
      <style:paragraph-properties fo:margin-top="0.212cm" fo:margin-bottom="0.053cm" style:contextual-spacing="false"/>
      <style:text-properties fo:color="#aaaacc" loext:opacity="100%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margin-top="0.106cm" fo:margin-bottom="0.035cm" style:contextual-spacing="false"/>
      <style:text-properties officeooo:paragraph-rsid="0010c972"/>
    </style:style>
    <style:style style:name="P13" style:family="paragraph" style:parent-style-name="Standard">
      <style:paragraph-properties fo:margin-top="0.141cm" fo:margin-bottom="0.141cm" style:contextual-spacing="false"/>
    </style:style>
    <style:style style:name="P14" style:family="paragraph" style:parent-style-name="Standard">
      <style:paragraph-properties fo:margin-top="0.494cm" fo:margin-bottom="0.106cm" style:contextual-spacing="false"/>
      <style:text-properties fo:text-transform="uppercase" fo:color="#1a2a4a" loext:opacity="100%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P15" style:family="paragraph" style:parent-style-name="Standard">
      <style:paragraph-properties fo:margin-top="0cm" fo:margin-bottom="0.282cm" style:contextual-spacing="false" fo:padding="0cm" fo:border-left="none" fo:border-right="none" fo:border-top="none" fo:border-bottom="0.99pt solid #d94f2b"/>
    </style:style>
    <style:style style:name="P16" style:family="paragraph" style:parent-style-name="Standard">
      <style:paragraph-properties fo:margin-top="0cm" fo:margin-bottom="0.353cm" style:contextual-spacing="false" fo:text-align="justify" style:justify-single-word="false"/>
    </style:style>
    <style:style style:name="P17" style:family="paragraph" style:parent-style-name="Standard">
      <style:paragraph-properties fo:margin-top="0.247cm" fo:margin-bottom="0.035cm" style:contextual-spacing="false"/>
      <style:text-properties fo:color="#d94f2b" loext:opacity="100%" style:font-name="Calibri" fo:font-size="8.5pt" fo:font-weight="bold" style:font-name-asian="Calibri1" style:font-size-asian="8.5pt" style:font-weight-asian="bold" style:font-name-complex="Calibri1" style:font-size-complex="8.5pt" style:font-weight-complex="bold"/>
    </style:style>
    <style:style style:name="P18" style:family="paragraph" style:parent-style-name="Standard">
      <style:paragraph-properties fo:margin-top="0cm" fo:margin-bottom="0.053cm" style:contextual-spacing="false"/>
    </style:style>
    <style:style style:name="P19" style:family="paragraph" style:parent-style-name="Standard">
      <style:paragraph-properties fo:margin-left="0.529cm" fo:margin-top="0.035cm" fo:margin-bottom="0.035cm" style:contextual-spacing="false" fo:text-indent="-0.318cm" style:auto-text-indent="false"/>
    </style:style>
    <style:style style:name="P20" style:family="paragraph" style:parent-style-name="Standard">
      <style:paragraph-properties fo:margin-top="0.212cm" fo:margin-bottom="0.035cm" style:contextual-spacing="false"/>
    </style:style>
    <style:style style:name="P21" style:family="paragraph" style:parent-style-name="Standard">
      <style:paragraph-properties fo:margin-top="0.035cm" fo:margin-bottom="0.035cm" style:contextual-spacing="false"/>
      <style:text-properties fo:color="#555555" loext:opacity="100%" style:font-name="Calibri" fo:font-size="9.5pt" style:font-name-asian="Calibri1" style:font-size-asian="9.5pt" style:font-name-complex="Calibri1" style:font-size-complex="9.5pt"/>
    </style:style>
    <style:style style:name="P22" style:family="paragraph" style:parent-style-name="Standard">
      <style:paragraph-properties fo:margin-top="0.035cm" fo:margin-bottom="0.035cm" style:contextual-spacing="false"/>
      <style:text-properties fo:color="#1a1a2e" loext:opacity="100%" style:font-name="Calibri" fo:font-size="9pt" style:font-name-asian="Calibri1" style:font-size-asian="9pt" style:font-name-complex="Calibri1" style:font-size-complex="9pt"/>
    </style:style>
    <style:style style:name="P23" style:family="paragraph" style:parent-style-name="Standard">
      <style:paragraph-properties fo:margin-top="0.318cm" fo:margin-bottom="0.035cm" style:contextual-spacing="false"/>
      <style:text-properties fo:color="#1a2a4a" loext:opacity="10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" style:family="text">
      <style:text-properties fo:color="#ffffff" loext:opacity="100%" style:font-name="Calibri" fo:font-size="9.5pt" fo:font-weight="normal" style:font-name-asian="Calibri1" style:font-size-asian="9.5pt" style:font-weight-asian="normal" style:font-name-complex="Calibri1" style:font-size-complex="9.5pt" style:font-weight-complex="normal"/>
    </style:style>
    <style:style style:name="T2" style:family="text">
      <style:text-properties fo:color="#ffffff" loext:opacity="100%" style:font-name="Calibri" fo:font-size="9.5pt" fo:font-weight="normal" officeooo:rsid="000f8148" style:font-name-asian="Calibri1" style:font-size-asian="9.5pt" style:font-weight-asian="normal" style:font-name-complex="Calibri1" style:font-size-complex="9.5pt" style:font-weight-complex="normal"/>
    </style:style>
    <style:style style:name="T3" style:family="text">
      <style:text-properties fo:color="#ffffff" loext:opacity="100%" style:font-name="Calibri" fo:font-size="9pt" style:font-name-asian="Calibri1" style:font-size-asian="9pt" style:font-name-complex="Calibri1" style:font-size-complex="9pt"/>
    </style:style>
    <style:style style:name="T4" style:family="text">
      <style:text-properties fo:color="#d94f2b" loext:opacity="100%" style:font-name="Calibri" fo:font-size="8pt" style:font-name-asian="Calibri1" style:font-size-asian="8pt" style:font-name-complex="Calibri1" style:font-size-complex="8pt"/>
    </style:style>
    <style:style style:name="T5" style:family="text">
      <style:text-properties officeooo:rsid="001147a0"/>
    </style:style>
    <style:style style:name="T6" style:family="text">
      <style:text-properties fo:color="#d94f2b" loext:opacity="100%" style:font-name="Calibri" fo:font-size="8pt" officeooo:rsid="001147a0" style:font-name-asian="Calibri1" style:font-size-asian="8pt" style:font-name-complex="Calibri1" style:font-size-complex="8pt"/>
    </style:style>
    <style:style style:name="T7" style:family="text">
      <style:text-properties fo:color="#1a1a2e" loext:opacity="100%" style:font-name="Calibri" fo:font-size="9.5pt" style:font-name-asian="Calibri1" style:font-size-asian="9.5pt" style:font-name-complex="Calibri1" style:font-size-complex="9.5pt"/>
    </style:style>
    <style:style style:name="T8" style:family="text">
      <style:text-properties fo:color="#1a1a2e" loext:opacity="100%" style:font-name="Calibri" fo:font-size="9.5pt" officeooo:rsid="000f8148" style:font-name-asian="Calibri1" style:font-size-asian="9.5pt" style:font-name-complex="Calibri1" style:font-size-complex="9.5pt"/>
    </style:style>
    <style:style style:name="T9" style:family="text">
      <style:text-properties fo:color="#1a1a2e" loext:opacity="100%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555555" loext:opacity="100%" style:font-name="Calibri" fo:font-size="9pt" style:font-name-asian="Calibri1" style:font-size-asian="9pt" style:font-name-complex="Calibri1" style:font-size-complex="9pt"/>
    </style:style>
    <style:style style:name="T11" style:family="text">
      <style:text-properties fo:color="#d94f2b" loext:opacity="100%" style:font-name="Calibri" fo:font-size="9pt" style:font-name-asian="Calibri1" style:font-size-asian="9pt" style:font-name-complex="Calibri1" style:font-size-complex="9pt"/>
    </style:style>
    <style:style style:name="T12" style:family="text">
      <style:text-properties fo:color="#1a1a2e" loext:opacity="100%" style:font-name="Calibri" fo:font-size="9pt" style:font-name-asian="Calibri1" style:font-size-asian="9pt" style:font-name-complex="Calibri1" style:font-size-complex="9pt"/>
    </style:style>
    <style:style style:name="T13" style:family="text">
      <style:text-properties fo:color="#1a2a4a" loext:opacity="10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4" style:family="text">
      <style:text-properties fo:color="#555555" loext:opacity="100%" style:font-name="Calibri" fo:font-size="9.5pt" style:font-name-asian="Calibri1" style:font-size-asian="9.5pt" style:font-name-complex="Calibri1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Faraj</text:p>
            <text:p text:style-name="P2">QASSAB</text:p>
            <text:p text:style-name="P3">Technicien Systèmes &amp; Réseaux</text:p>
            <text:p text:style-name="P4">Contact</text:p>
            <text:p text:style-name="P5"/>
            <text:p text:style-name="P6">📍 <text:s/>6 rue de l'école, 01000 Bourg-en-Bresse</text:p>
            <text:p text:style-name="P6">📞 <text:s/>+33 7 62 19 59 00</text:p>
            <text:p text:style-name="P6">✉ <text:s text:c="2"/>farajayed8@gmail.com</text:p>
            <text:p text:style-name="P7"><text:span text:style-name="T1">🌐 farajayed.github.io/portfolio202</text:span><text:span text:style-name="T2">6</text:span></text:p>
            <text:p text:style-name="P4">Compétences Techniques</text:p>
            <text:p text:style-name="P5"/>
            <text:p text:style-name="P8">Réseaux &amp; Infrastructure</text:p>
            <text:p text:style-name="P9"><text:span text:style-name="T3">Cisco IOS / Switches</text:span><text:span text:style-name="T4"> <text:s/>■■■■□</text:span></text:p>
            <text:p text:style-name="P10"><text:span text:style-name="T3">VLANs / Trunking 802.1Q</text:span><text:span text:style-name="T4"> <text:s/>■■■□□</text:span></text:p>
            <text:p text:style-name="P9"><text:span text:style-name="T3">TCP/IP / DNS / DHCP</text:span><text:span text:style-name="T4"> <text:s/>■■■■□</text:span></text:p>
            <text:p text:style-name="P9"><text:span text:style-name="T3">Wi-Fi / Infrastructure LAN</text:span><text:span text:style-name="T4"> <text:s/>■■■□□</text:span></text:p>
            <text:p text:style-name="P11">Systèmes</text:p>
            <text:p text:style-name="P10">Windows <text:span text:style-name="T5">10/11 </text:span><text:span text:style-name="T6">■■■■■</text:span></text:p>
            <text:p text:style-name="P9"><text:span text:style-name="T3">Linux (Debian/Ubuntu)</text:span><text:span text:style-name="T4"> <text:s/>■■■□□</text:span></text:p>
            <text:p text:style-name="P9"><text:span text:style-name="T3">Windows Server</text:span><text:span text:style-name="T4"> <text:s/>■■■□□</text:span></text:p>
            <text:p text:style-name="P9"><text:span text:style-name="T3">Virtualisation (VMs)</text:span><text:span text:style-name="T4"> <text:s/>■■■□□</text:span></text:p>
            <text:p text:style-name="P11">Développement &amp; Outils</text:p>
            <text:p text:style-name="P9"><text:span text:style-name="T3">HTML / CSS / Web</text:span><text:span text:style-name="T4"> <text:s/>■■■□□</text:span></text:p>
            <text:p text:style-name="P9"><text:span text:style-name="T3">Docker (bases)</text:span><text:span text:style-name="T4"> <text:s/>■■□□□</text:span></text:p>
            <text:p text:style-name="P9"><text:span text:style-name="T3">Git / GitHub</text:span><text:span text:style-name="T4"> <text:s/>■■■□□</text:span></text:p>
            <text:p text:style-name="P12"><text:span text:style-name="T3">Pack Office 365</text:span><text:span text:style-name="T4"> <text:s/>■■■■■</text:span></text:p>
            <text:p text:style-name="P4">Langues</text:p>
            <text:p text:style-name="P5"/>
            <text:p text:style-name="P6">🇫🇷 <text:s/>Français — Courant</text:p>
            <text:p text:style-name="P6">🇬🇧 <text:s/>Anglais — Intermédiaire (B1)</text:p>
            <text:p text:style-name="P6">🇮🇶 <text:s/>Arabe — Courant</text:p>
            <text:p text:style-name="P6">Araméen — Langue maternelle</text:p>
            <text:p text:style-name="P4">Centres d'intérêt</text:p>
            <text:p text:style-name="P5"/>
            <text:p text:style-name="P6">⚙️ <text:s text:c="2"/>Cybersécurité &amp; CTF</text:p>
            <text:p text:style-name="P6">🖥️ <text:s text:c="2"/>Home Lab / Networking</text:p>
            <text:p text:style-name="P6">⚽ <text:s text:c="2"/>Tactique Football</text:p>
            <text:p text:style-name="P6">📚 <text:s/>Manga (One Piece, Naruto)</text:p>
          </table:table-cell>
          <table:table-cell table:style-name="Tableau1.B1" office:value-type="string">
            <text:p text:style-name="P13"/>
            <text:p text:style-name="P14">Profil</text:p>
            <text:p text:style-name="P15"/>
            <text:p text:style-name="P16"><text:span text:style-name="T7">Étudiant en BTS SIO option SISR en alternance à l'IUT de Bourg-en-Bresse, je me spécialise dans l'administration des systèmes et réseaux. Expérience concrète en configuration de switches </text:span><text:span text:style-name="T8">(C</text:span><text:span text:style-name="T7">isco </text:span><text:span text:style-name="T8">et Dell)</text:span><text:span text:style-name="T7">, déploiement de VLANs et gestion de pare-feu. Autonome, rigoureux, avec un réel intérêt pour la sécurité réseau et l'infrastructure IT.</text:span></text:p>
            <text:p text:style-name="P14">Expérience Professionnelle</text:p>
            <text:p text:style-name="P15"/>
            <text:p text:style-name="P17">2024 – 2026 <text:s/>(Alternance en cours)</text:p>
            <text:p text:style-name="P18"><text:span text:style-name="T9">Technicien Systèmes &amp; Réseaux</text:span><text:span text:style-name="T10"> <text:s/>• <text:s/>SMIR — IUT Lyon 1</text:span></text:p>
            <text:p text:style-name="P19"><text:span text:style-name="T11">▸ <text:s/></text:span><text:span text:style-name="T12">Maintenance du parc informatique (PC, portables, équipements réseau)</text:span></text:p>
            <text:p text:style-name="P19"><text:span text:style-name="T11">▸ <text:s/></text:span><text:span text:style-name="T12">Rédaction de documentation technique et procédures d'exploitation</text:span></text:p>
            <text:p text:style-name="P17">08/01/2024 – 15/03/2024</text:p>
            <text:p text:style-name="P18"><text:span text:style-name="T9">Stagiaire Service Informatique</text:span><text:span text:style-name="T10"> <text:s/>• <text:s/>IUT Lyon 1</text:span></text:p>
            <text:p text:style-name="P19"><text:span text:style-name="T11">▸ <text:s/></text:span><text:span text:style-name="T12">Assistance aux techniciens pour la maintenance des équipements</text:span></text:p>
            <text:p text:style-name="P19"><text:span text:style-name="T11">▸ <text:s/></text:span><text:span text:style-name="T12">Inventaire et mise à jour du parc matériel</text:span></text:p>
            <text:p text:style-name="P17">05/06/2023 – 05/07/2023</text:p>
            <text:p text:style-name="P18"><text:span text:style-name="T9">Technicien Stagiaire</text:span><text:span text:style-name="T10"> <text:s/>• <text:s/>Chronophone — Bourg-en-Bresse</text:span></text:p>
            <text:p text:style-name="P19"><text:span text:style-name="T11">▸ <text:s/></text:span><text:span text:style-name="T12">Diagnostic et réparation de smartphones et tablettes</text:span></text:p>
            <text:p text:style-name="P19"><text:span text:style-name="T11">▸ <text:s/></text:span><text:span text:style-name="T12">Remplacement de composants (écrans, batteries, connecteurs)</text:span></text:p>
            <text:p text:style-name="P17">07/11/2022 – 25/11/2022</text:p>
            <text:p text:style-name="P18"><text:span text:style-name="T9">Technicien Stagiaire</text:span><text:span text:style-name="T10"> <text:s/>• <text:s/>Micronov</text:span></text:p>
            <text:p text:style-name="P19"><text:span text:style-name="T11">▸ <text:s/></text:span><text:span text:style-name="T12">Assistance technique, configuration de postes de travail</text:span></text:p>
            <text:p text:style-name="P17">02/05/2022 – 20/05/2022</text:p>
            <text:p text:style-name="P18"><text:span text:style-name="T9">Technicien Stagiaire</text:span><text:span text:style-name="T10"> <text:s/>• <text:s/>Chronophone — Bourg-en-Bresse</text:span></text:p>
            <text:p text:style-name="P19"><text:span text:style-name="T11">▸ <text:s/></text:span><text:span text:style-name="T12">Réparation de terminaux mobiles, relation client</text:span></text:p>
            <text:p text:style-name="P17">24/01/2022 – 12/02/2022</text:p>
            <text:p text:style-name="P18"><text:span text:style-name="T9">Stagiaire Service Informatique</text:span><text:span text:style-name="T10"> <text:s/>• <text:s/>BTP/CFA de l'Ain</text:span></text:p>
            <text:p text:style-name="P19"><text:span text:style-name="T11">▸ <text:s/></text:span><text:span text:style-name="T12">Support utilisateurs niveau 1, installation logiciels</text:span></text:p>
            <text:p text:style-name="P17">Depuis Juin 2022</text:p>
            <text:p text:style-name="P18"><text:span text:style-name="T9">Formateur / Équipier Polyvalent</text:span><text:span text:style-name="T10"> <text:s/>• <text:s/>McDonald's — Bourg-en-Bresse</text:span></text:p>
            <text:p text:style-name="P19"><text:span text:style-name="T11">▸ <text:s/></text:span><text:span text:style-name="T12">Formation des nouveaux équipiers aux procédures internes</text:span></text:p>
            <text:p text:style-name="P19"><text:span text:style-name="T11">▸ <text:s/></text:span><text:span text:style-name="T12">Gestion du service en autonomie, travail en équipe</text:span></text:p>
            <text:p text:style-name="P14">Formation</text:p>
            <text:p text:style-name="P15"/>
            <text:p text:style-name="P20"><text:span text:style-name="T13">BTS SIO option SISR</text:span><text:span text:style-name="T14"> <text:s/>— <text:s/>Alternance (2024–2026)</text:span></text:p>
            <text:p text:style-name="P21">IUT de Bourg-en-Bresse (Université Lyon 1)</text:p>
            <text:p text:style-name="P22">Services Informatiques aux Organisations — option Systèmes, Réseaux, Cloud et Cybersécurité</text:p>
            <text:p text:style-name="P23">BAC Professionnel Systèmes Numériques</text:p>
            <text:p text:style-name="P22">Option RISC (Réseaux, Informatique, Service et Communication)</text:p>
            <text:p text:style-name="P21">Lycée Saint-Joseph, 01000 Bourg-en-Bresse <text:s/>— <text:s/>2021–2024</text:p>
            <text:p text:style-name="P14">Projets &amp; Réalisations</text:p>
            <text:p text:style-name="P15"/>
            <text:p text:style-name="P19"><text:span text:style-name="T11">▸ <text:s/></text:span><text:span text:style-name="T12">Portfolio BTS SIO : farajayed.github.io/portfolio2025</text:span></text:p>
            <text:p text:style-name="P19"><text:span text:style-name="T11">▸ <text:s/></text:span><text:span text:style-name="T12">Mise en place d'une infrastructure réseau segmentée (VLANs, OPNsense, Cisco) en environnement de production</text:span></text:p>
            <text:p text:style-name="P19"><text:span text:style-name="T11">▸ <text:s/></text:span><text:span text:style-name="T12">Déploiement d'un kiosque numérique Linux pour bibliothèque universitaire</text:span></text:p>
            <text:p text:style-name="P19"><text:span text:style-name="T11">▸ <text:s/></text:span><text:span text:style-name="T12">Fiche de sensibilisation Cybersécurité à destination des enseignants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NSimSun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fr" fo:country="FR" style:letter-kerning="false" style:font-name-asian="NSimSun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6</meta:editing-cycles>
    <meta:creation-date>2026-04-06T22:20:40.966000000</meta:creation-date>
    <dc:date>2026-04-07T00:35:34.042805900</dc:date>
    <meta:editing-duration>PT11M36S</meta:editing-duration>
    <meta:generator>LibreOffice/26.2.1.2$Windows_X86_64 LibreOffice_project/620$Build-2</meta:generator>
    <meta:document-statistic meta:table-count="1" meta:image-count="0" meta:object-count="0" meta:page-count="1" meta:paragraph-count="74" meta:word-count="404" meta:character-count="2965" meta:non-whitespace-character-count="2560"/>
  </office:meta>
</office:document-meta>
</file>